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Arial" fo:font-size="8pt" style:font-size-asian="8pt" style:font-name-complex="Arial1" style:font-size-complex="8pt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P4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5" style:family="paragraph" style:parent-style-name="Heading_20_1" style:master-page-name="First_20_Page">
      <style:paragraph-properties style:page-number="auto"/>
    </style:style>
    <style:style style:name="P6" style:family="paragraph" style:parent-style-name="Standard">
      <style:text-properties fo:font-size="8pt" style:font-size-asian="8pt" style:font-size-complex="8pt"/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1155cc"/>
    </style:style>
    <style:style style:name="T5" style:family="text">
      <style:text-properties fo:color="#808000" fo:font-size="8pt" style:font-name-asian="Times New Roman1" style:font-size-asian="8pt" style:language-asian="es" style:country-asian="CL" style:font-name-complex="Courier New1" style:font-size-complex="8pt"/>
    </style:style>
    <style:style style:name="T6" style:family="text">
      <style:text-properties fo:color="#000000" fo:font-size="8pt" style:font-name-asian="Times New Roman1" style:font-size-asian="8pt" style:language-asian="es" style:country-asian="CL" style:font-name-complex="Courier New1" style:font-size-complex="8pt"/>
    </style:style>
    <style:style style:name="T7" style:family="text">
      <style:text-properties fo:color="#000080" fo:font-size="8pt" fo:font-weight="bold" style:font-name-asian="Times New Roman1" style:font-size-asian="8pt" style:language-asian="es" style:country-asian="CL" style:font-weight-asian="bold" style:font-name-complex="Courier New1" style:font-size-complex="8pt" style:font-weight-complex="bold"/>
    </style:style>
    <style:style style:name="T8" style:family="text">
      <style:text-properties fo:color="#660e7a" fo:font-size="8pt" fo:font-style="italic" style:font-name-asian="Times New Roman1" style:font-size-asian="8pt" style:language-asian="es" style:country-asian="CL" style:font-style-asian="italic" style:font-name-complex="Courier New1" style:font-size-complex="8pt" style:font-style-complex="italic"/>
    </style:style>
    <style:style style:name="T9" style:family="text">
      <style:text-properties fo:color="#660e7a" fo:font-size="8pt" fo:font-weight="bold" style:font-name-asian="Times New Roman1" style:font-size-asian="8pt" style:language-asian="es" style:country-asian="CL" style:font-weight-asian="bold" style:font-name-complex="Courier New1" style:font-size-complex="8pt" style:font-weight-complex="bold"/>
    </style:style>
    <style:style style:name="T10" style:family="text">
      <style:text-properties fo:color="#0000ff" fo:font-size="8pt" style:font-name-asian="Times New Roman1" style:font-size-asian="8pt" style:language-asian="es" style:country-asian="CL" style:font-name-complex="Courier New1" style:font-size-complex="8pt"/>
    </style:style>
    <style:style style:name="T11" style:family="text">
      <style:text-properties fo:color="#008000" fo:font-size="8pt" fo:font-weight="bold" style:font-name-asian="Times New Roman1" style:font-size-asian="8pt" style:language-asian="es" style:country-asian="CL" style:font-weight-asian="bold" style:font-name-complex="Courier New1" style:font-size-complex="8pt" style:font-weight-complex="bold"/>
    </style:style>
    <style:style style:name="T12" style:family="text">
      <style:text-properties officeooo:rsid="000b34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ListView.Builder</text:h>
      <text:h text:style-name="Heading_20_1" text:outline-level="1">Android Estudio V3.0.17/Flutter</text:h>
      <text:p text:style-name="Standard"/>
      <text:p text:style-name="Standard">Objetivo:Arreglo con scrool sobre demanda para listas infinitas</text:p>
      <text:p text:style-name="Standard"/>
      <text:p text:style-name="Standard">F.Creación: 3-5-2018</text:p>
      <text:p text:style-name="Standard"/>
      <text:p text:style-name="P1">Programa:</text:p>
      <text:p text:style-name="P1"/>
      <text:p text:style-name="P1">Fuente:<text:a xlink:type="simple" xlink:href="https://docs.flutter.io/flutter/widgets/ListView/ListView.builder.html" text:style-name="ListLabel_20_1" text:visited-style-name="ListLabel_20_1"><text:span text:style-name="Internet_20_link">Fuente</text:span></text:a></text:p>
      <text:p text:style-name="P1"/>
      <text:p text:style-name="P3"/>
      <text:p text:style-name="Standard">Proporciona un <text:span text:style-name="HTML_20_Code">itemCount</text:span> que proporciona la habilidad al <text:a xlink:type="simple" xlink:href="https://docs.flutter.io/flutter/widgets/ListView-class.html" text:style-name="ListLabel_20_2" text:visited-style-name="ListLabel_20_2"><text:span text:style-name="Internet_20_link"><text:span text:style-name="T4">ListView</text:span></text:span></text:a> <text:span text:style-name="T12">pa</text:span>ra estimar la máxima extensión del scroll</text:p>
      <text:p text:style-name="Standard">El <text:span text:style-name="HTML_20_Code">itemBuilder</text:span> callback sera llamado solo con 0&lt;indices &lt; <text:span text:style-name="HTML_20_Code">itemCount</text:span>.</text:p>
      <text:p text:style-name="Standard">El <text:span text:style-name="HTML_20_Code">itemBuilder</text:span> crea realmente las instancias de widget cuando es llamado.Evita usar un builder que retorna un windget previamente construido; si las vistas del hijos son creados antes de la ejecución es mas eficiente <text:a xlink:type="simple" xlink:href="https://docs.flutter.io/flutter/widgets/ListView-class.html" text:style-name="ListLabel_20_2" text:visited-style-name="ListLabel_20_2"><text:span text:style-name="Internet_20_link"><text:span text:style-name="T4">ListView</text:span></text:span></text:a> </text:p>
      <text:p text:style-name="Standard"/>
      <text:p text:style-name="P4"><text:span text:style-name="T5">@override<text:line-break/></text:span><text:span text:style-name="T6">Widget build(BuildContext context) {<text:line-break/> <text:s/></text:span><text:span text:style-name="T7">return new </text:span><text:span text:style-name="T6">Scaffold (<text:line-break/> <text:s text:c="3"/>appBar: </text:span><text:span text:style-name="T7">new </text:span><text:span text:style-name="T6">AppBar(<text:line-break/> <text:s text:c="5"/>title: </text:span><text:span text:style-name="T7">new </text:span><text:span text:style-name="T6">Text(Strings.</text:span><text:span text:style-name="T8">appTitle</text:span><text:span text:style-name="T6">),<text:line-break/> <text:s text:c="3"/>),<text:line-break/> <text:s text:c="3"/>body: </text:span><text:span text:style-name="T7">new </text:span><text:span text:style-name="T6">ListView.builder(<text:line-break/> <text:s text:c="7"/>itemCount: </text:span><text:span text:style-name="T9">_members</text:span><text:span text:style-name="T6">.</text:span><text:span text:style-name="T9">length </text:span><text:span text:style-name="T6">* </text:span><text:span text:style-name="T10">2</text:span><text:span text:style-name="T6">,<text:line-break/> <text:s text:c="7"/>itemBuilder: (BuildContext context, int position) {<text:line-break/> <text:s text:c="9"/></text:span><text:span text:style-name="T7">if </text:span><text:span text:style-name="T6">(position.</text:span><text:span text:style-name="T9">isOdd</text:span><text:span text:style-name="T6">) </text:span><text:span text:style-name="T7">return new </text:span><text:span text:style-name="T6">Divider();<text:line-break/><text:line-break/> <text:s text:c="9"/></text:span><text:span text:style-name="T7">final </text:span><text:span text:style-name="T6">index = position ~/ </text:span><text:span text:style-name="T10">2</text:span><text:span text:style-name="T6">;<text:line-break/><text:line-break/> <text:s text:c="9"/></text:span><text:span text:style-name="T7">return </text:span><text:span text:style-name="T6">_buildRow(index);<text:line-break/> <text:s text:c="7"/>}),<text:line-break/> <text:s/>);<text:line-break/>}<text:line-break/><text:line-break/>Widget _buildRow(int i) {<text:line-break/> <text:s/></text:span><text:span text:style-name="T7">return new </text:span><text:span text:style-name="T6">Padding(<text:line-break/> <text:s text:c="5"/>padding: </text:span><text:span text:style-name="T7">const </text:span><text:span text:style-name="T6">EdgeInsets.all(</text:span><text:span text:style-name="T10">16.0</text:span><text:span text:style-name="T6">),<text:line-break/> <text:s text:c="5"/>child: </text:span><text:span text:style-name="T7">new </text:span><text:span text:style-name="T6">ListTile(<text:line-break/> <text:s text:c="7"/>title: </text:span><text:span text:style-name="T7">new </text:span><text:span text:style-name="T6">Text(</text:span><text:span text:style-name="T11">"</text:span><text:span text:style-name="T6">${</text:span><text:span text:style-name="T9">_members</text:span><text:span text:style-name="T6">[i].</text:span><text:span text:style-name="T9">login</text:span><text:span text:style-name="T6">}</text:span><text:span text:style-name="T11">"</text:span><text:span text:style-name="T6">, style: </text:span><text:span text:style-name="T9">_biggerFont</text:span><text:span text:style-name="T6">),<text:line-break/> <text:s text:c="7"/>leading: </text:span><text:span text:style-name="T7">new </text:span><text:span text:style-name="T6">CircleAvatar(<text:line-break/> <text:s text:c="11"/>backgroundColor: Colors.</text:span><text:span text:style-name="T8">green</text:span><text:span text:style-name="T6">,<text:line-break/> <text:s text:c="11"/>backgroundImage: </text:span><text:span text:style-name="T7">new </text:span><text:span text:style-name="T6">NetworkImage(</text:span><text:span text:style-name="T9">_members</text:span><text:span text:style-name="T6">[i].</text:span><text:span text:style-name="T9">avatarUrl</text:span><text:span text:style-name="T6">)<text:line-break/> <text:s text:c="7"/>),<text:line-break/> <text:s text:c="5"/>)<text:line-break/> <text:s/>);<text:line-break/>}</text:span></text:p>
      <text:p text:style-name="P2"/>
      <text:p text:style-name="P6">Se carga de preferencia con datos asincronic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CL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1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>
      <style:text-properties fo:color="#1155c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2</text:page-number></text:span><text:span text:style-name="MT2"><text:s/>de </text:span><text:span text:style-name="MT3"><text:page-count style:num-format="1">2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3</meta:editing-cycles>
    <meta:creation-date>2018-03-07T12:45:00</meta:creation-date>
    <dc:date>2018-06-18T13:24:29.001000000</dc:date>
    <meta:editing-duration>PT1H13M20S</meta:editing-duration>
    <meta:generator>LibreOffice/6.0.4.2$Windows_X86_64 LibreOffice_project/9b0d9b32d5dcda91d2f1a96dc04c645c450872bf</meta:generator>
    <meta:document-statistic meta:table-count="0" meta:image-count="0" meta:object-count="0" meta:page-count="2" meta:paragraph-count="12" meta:word-count="165" meta:character-count="1420" meta:non-whitespace-character-count="11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